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11ad9" officeooo:paragraph-rsid="00111ad9"/>
    </style:style>
    <style:style style:name="P2" style:family="paragraph" style:parent-style-name="Standard">
      <style:paragraph-properties fo:text-align="justify" style:justify-single-word="false"/>
      <style:text-properties fo:font-style="normal" officeooo:rsid="00111ad9" officeooo:paragraph-rsid="00111ad9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officeooo:rsid="00111ad9" officeooo:paragraph-rsid="00111a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36:44.475383184</meta:creation-date>
    <dc:title>Modern</dc:title>
    <meta:generator>LibreOffice/6.4.7.2$Linux_X86_64 LibreOffice_project/40$Build-2</meta:generator>
    <meta:editing-duration>PT6H57M53S</meta:editing-duration>
    <meta:editing-cycles>3</meta:editing-cycles>
    <dc:date>2021-11-06T20:50:51.210333195</dc:date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Modern" xlink:href="../../../../../../usr/lib/libreoffice/share/template/common/styles/Modern.ott" meta:date="2021-10-25T09:36:42.832312987"/>
  </office:meta>
</office:document-meta>
</file>